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ystem" style:font-pitch="variable"/>
    <style:font-face style:name="Hack" svg:font-family="Hack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" style:family="paragraph" style:parent-style-name="Standard">
      <style:text-properties fo:font-style="normal" fo:font-weight="normal" officeooo:rsid="001623db" officeooo:paragraph-rsid="001623db" style:font-style-asian="normal" style:font-weight-asian="normal" style:font-style-complex="normal" style:font-weight-complex="normal"/>
    </style:style>
    <style:style style:name="P3" style:family="paragraph" style:parent-style-name="Standard">
      <style:text-properties fo:font-style="normal" fo:font-weight="normal" officeooo:rsid="0016af20" officeooo:paragraph-rsid="0016af20" style:font-style-asian="normal" style:font-weight-asian="normal" style:font-style-complex="normal" style:font-weight-complex="normal"/>
    </style:style>
    <style:style style:name="P4" style:family="paragraph" style:parent-style-name="Standard">
      <style:text-properties fo:font-style="normal" fo:font-weight="normal" officeooo:rsid="001a4b82" officeooo:paragraph-rsid="001a4b82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fo:font-style="normal" fo:font-weight="normal" officeooo:rsid="001b1b44" officeooo:paragraph-rsid="001b1b44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fo:font-style="normal" fo:font-weight="normal" officeooo:rsid="001b9bdc" officeooo:paragraph-rsid="001b9bdc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fo:font-style="normal" fo:font-weight="normal" officeooo:rsid="001d6ae3" officeooo:paragraph-rsid="001d6ae3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fo:font-style="normal" fo:font-weight="normal" officeooo:rsid="001dc5db" officeooo:paragraph-rsid="001dc5db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font-style="normal" fo:font-weight="normal" officeooo:rsid="001e7f32" officeooo:paragraph-rsid="001e7f32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fo:font-style="normal" fo:font-weight="normal" officeooo:rsid="001e7f32" officeooo:paragraph-rsid="00207209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fo:font-style="normal" fo:font-weight="normal" officeooo:rsid="00207209" officeooo:paragraph-rsid="00207209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fo:font-style="normal" fo:font-weight="normal" officeooo:rsid="00207209" officeooo:paragraph-rsid="00207cc5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font-style="normal" fo:font-weight="normal" officeooo:rsid="00207cc5" officeooo:paragraph-rsid="00207cc5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style="normal" fo:font-weight="normal" officeooo:rsid="00207cc5" officeooo:paragraph-rsid="00207cc5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style="normal" fo:font-weight="normal" officeooo:rsid="00207cc5" officeooo:paragraph-rsid="00207cc5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style="normal" fo:font-weight="normal" officeooo:rsid="002272d8" officeooo:paragraph-rsid="002272d8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text-properties fo:font-size="12pt" fo:font-style="normal" fo:font-weight="normal" officeooo:rsid="002351b2" officeooo:paragraph-rsid="002351b2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text-properties fo:font-size="12pt" fo:font-style="normal" fo:font-weight="normal" officeooo:rsid="0023dc8b" officeooo:paragraph-rsid="0023dc8b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2351b2" officeooo:paragraph-rsid="002351b2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text-align="center" style:justify-single-word="false"/>
      <style:text-properties fo:font-size="16pt" fo:font-style="normal" style:text-underline-style="solid" style:text-underline-width="auto" style:text-underline-color="font-color" fo:font-weight="bold" officeooo:rsid="002351b2" officeooo:paragraph-rsid="002351b2" style:font-size-asian="10.5pt" style:font-style-asian="normal" style:font-weight-asian="bold" style:font-size-complex="12pt" style:font-style-complex="normal" style:font-weight-complex="bold"/>
    </style:style>
    <style:style style:name="T1" style:family="text">
      <style:text-properties officeooo:rsid="001623db"/>
    </style:style>
    <style:style style:name="T2" style:family="text">
      <style:text-properties officeooo:rsid="001a4b82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2272d8"/>
    </style:style>
    <style:style style:name="T5" style:family="text">
      <style:text-properties style:text-underline-style="none" officeooo:rsid="002351b2"/>
    </style:style>
    <style:style style:name="T6" style:family="text">
      <style:text-properties style:text-underline-style="none" officeooo:rsid="0023dc8b"/>
    </style:style>
    <style:style style:name="T7" style:family="text">
      <style:text-properties officeooo:rsid="001d6ae3"/>
    </style:style>
    <style:style style:name="T8" style:family="text">
      <style:text-properties officeooo:rsid="001dc5db"/>
    </style:style>
    <style:style style:name="T9" style:family="text">
      <style:text-properties officeooo:rsid="00207209"/>
    </style:style>
    <style:style style:name="T10" style:family="text">
      <style:text-properties officeooo:rsid="00207cc5"/>
    </style:style>
    <style:style style:name="T11" style:family="text">
      <style:text-properties fo:font-size="16pt" fo:font-weight="bold" style:font-weight-asian="bold" style:font-weight-complex="bold"/>
    </style:style>
    <style:style style:name="T12" style:family="text">
      <style:text-properties fo:font-size="16pt" style:text-underline-style="solid" style:text-underline-width="auto" style:text-underline-color="font-color" fo:font-weight="bold" style:font-weight-asian="bold" style:font-weight-complex="bold"/>
    </style:style>
    <style:style style:name="T13" style:family="text">
      <style:text-properties fo:font-size="16pt" style:text-underline-style="none" fo:font-weight="bold" style:font-weight-asian="bold" style:font-weight-complex="bold"/>
    </style:style>
    <style:style style:name="T14" style:family="text">
      <style:text-properties officeooo:rsid="002272d8"/>
    </style:style>
    <style:style style:name="T15" style:family="text">
      <style:text-properties style:font-name="Hack"/>
    </style:style>
    <style:style style:name="T16" style:family="text">
      <style:text-properties style:font-name="Hack" fo:font-size="14pt" style:font-size-asian="10.5pt" style:font-size-complex="12pt"/>
    </style:style>
    <style:style style:name="T17" style:family="text">
      <style:text-properties style:font-name="Hack" fo:font-size="16pt" style:text-underline-style="none"/>
    </style:style>
    <style:style style:name="T18" style:family="text">
      <style:text-properties style:font-name="Hack" fo:font-size="16pt" style:text-underline-style="none" fo:font-weight="bold" style:font-weight-asian="bold" style:font-weight-complex="bold"/>
    </style:style>
    <style:style style:name="T19" style:family="text">
      <style:text-properties style:font-name="Hack" fo:font-size="16pt" style:text-underline-style="solid" style:text-underline-width="auto" style:text-underline-color="font-color" fo:font-weight="bold" style:font-weight-asian="bold" style:font-weight-complex="bold"/>
    </style:style>
    <style:style style:name="T20" style:family="text">
      <style:text-properties style:font-name="Hack" fo:font-size="16pt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21" style:family="text">
      <style:text-properties style:font-name="Hack" fo:font-size="28pt" fo:font-style="italic" style:text-underline-style="solid" style:text-underline-width="auto" style:text-underline-color="font-color" fo:font-weight="bold" style:font-size-asian="28pt" style:font-style-asian="italic" style:font-weight-asian="bold" style:font-size-complex="28pt" style:font-style-complex="italic" style:font-weight-complex="bold"/>
    </style:style>
    <style:style style:name="T22" style:family="text">
      <style:text-properties style:font-name="Hack"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23" style:family="text">
      <style:text-properties fo:font-style="italic" style:text-underline-style="none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dam Jenča </text:p>
      <text:p text:style-name="P1">Sekunda A</text:p>
      <text:p text:style-name="P1">SŠ Novohradská 3 , Bratislava</text:p>
      <text:p text:style-name="P1">Príklad číslo <text:span text:style-name="T1">4</text:span></text:p>
      <text:p text:style-name="P1"/>
      <text:p text:style-name="P1"/>
      <text:p text:style-name="P2">Pozrime sa na záznam hry: </text:p>
      <text:p text:style-name="P2"><text:tab/></text:p>
      <text:p text:style-name="P2">ATOLY <text:s text:c="4"/>1 <text:s text:c="2"/>1</text:p>
      <text:p text:style-name="P2">DOGMA <text:s text:c="2"/>0 <text:s text:c="2"/>2</text:p>
      <text:p text:style-name="P2">KMOTR <text:s text:c="3"/>0 <text:s text:c="2"/>4</text:p>
      <text:p text:style-name="P2">MUDRC <text:s text:c="3"/>0 <text:s text:c="2"/>2</text:p>
      <text:p text:style-name="P2">PLAST <text:s text:c="4"/>0 <text:s text:c="4"/>2</text:p>
      <text:p text:style-name="P3">SONET <text:s text:c="3"/>1 <text:s text:c="3"/>2</text:p>
      <text:p text:style-name="P3"/>
      <text:p text:style-name="P3">Vidíme, že v slove KMOTR sú 4 písmená správne a v slove SONET sú dokopy 3 písmená správne.</text:p>
      <text:p text:style-name="P3">Keďže výsledok je 5-písmenový a zhôd v KMOTRovi a SONETe je dokopy 7 a O a T sú v oboch, vo výsledku musia byť aj O aj T.</text:p>
      <text:p text:style-name="P3">Teraz sa pozrime na ATOLY. Je tam aj O aj T a dokopy sú tam 2 zhody, to znamená, že A, L, ani Y nebude vo výsledku. <text:span text:style-name="T2">Vidíme, že v ATOLoch je jedno písmeno na správnom mieste. Keďže sa zhodujú iba O a T, musí to byť jedno z nich. Poďme zistiť ktoré. Vidíme, že v slove KMOTR je O na treťom mieste, rovnako ako pri slove ATOLY. A predsa v KMOTRovi nie je žiadne písmeno na správnom mieste. To znamená, že O nie je na treťom mieste, a keďže v slove ATOLY sú správne len T a O a iba jedno z nich je aj na správnom mieste, T musí byť na druhom mieste.</text:span></text:p>
      <text:p text:style-name="P4">Naše slovo teraz vyzerá takto:</text:p>
      <text:p text:style-name="P4"><text:tab/><text:tab/><text:tab/><text:tab/><text:tab/><text:span text:style-name="T11">_ T _ _ _ </text:span></text:p>
      <text:p text:style-name="P5">Pozrime sa teraz na slovo PLAST:</text:p>
      <text:p text:style-name="P6">Vieme, že A ani L vo výsledku nie je a T tam určite je.</text:p>
      <text:p text:style-name="P6">Zostáva nám 1 písmeno, ktoré je v slove PLAST dobre. Je to P alebo S.</text:p>
      <text:p text:style-name="P6">Pozrime sa teraz ešte raz na SONET s KMOTRom.</text:p>
      <text:p text:style-name="P6">Vidíme, <text:span text:style-name="T7">že v KMOTRovi sú štyri písmená správne a celé výsledné slovo sa skladá</text:span> <text:span text:style-name="T7">z 5 písmen.</text:span></text:p>
      <text:p text:style-name="P7">Teda nám zostáva iba jedno písmeno, ktoré je vo výsledku, ale nie v <text:span text:style-name="T8">KMOTRo</text:span>vi.</text:p>
      <text:p text:style-name="P8">Vidíme, že v slove SONET sú dokopy tri správne, ale iba 2 z nich sú spoločné s KMOTRom.</text:p>
      <text:p text:style-name="P8">Takže to zostávajúce písmeno musí byť v SONETe.</text:p>
      <text:p text:style-name="P8">Vráťme sa teraz k PLASTu.</text:p>
      <text:p text:style-name="P9">Vidíme že P nie je v SONETe, takže nemôže byť zostávajúcim písmenom.</text:p>
      <text:p text:style-name="P9">Zostávajúcim písmenom je teda S.</text:p>
      <text:p text:style-name="P9">Poďme teraz zistiť, ktoré 4 písmená sú v KMOTRovi správne.</text:p>
      <text:p text:style-name="P9">Vidíme slovo DOGMA, ktoré má dve písmená správne.</text:p>
      <text:p text:style-name="P10">S KMOTRom má spoločné <text:span text:style-name="T9">2 písmená: O a M. To znamená, že O aj M musia byť správne, teda vieme, že medzi správne písmená obsiahnuté v KMOTRovi patrí O aj M.</text:span></text:p>
      <text:p text:style-name="P10"><text:span text:style-name="T9">Teraz nám stačí rozlíšiť medzi dvoma možnosťami: KMOT a MOTR.</text:span></text:p>
      <text:p text:style-name="P10"><text:span text:style-name="T9">Pozrime sa na jediné slovo, ktoré sme nespomínali, a to je MUDRC. </text:span></text:p>
      <text:p text:style-name="P10"><text:span text:style-name="T9">Vidíme, že s KMOTRom má spoločné iba M a R a len 2 písmená sú správne. </text:span></text:p>
      <text:p text:style-name="P11">Teda M aj R musia byť správne, a teda medzi štyri písmená správne v KMOTRovi patria M aj R.</text:p>
      <text:p text:style-name="P12"><text:span text:style-name="T10">Teda 4 písmená správne v KMOTRovi môžu byť jedine M,O,T a R, lebo ako jediná z oboch možností obsahuje R.</text:span></text:p>
      <text:p text:style-name="P12"><text:span text:style-name="T10">Už vieme všetky písmená – sú to S,M,O,T a R – stačí ich len zoradiť.</text:span> </text:p>
      <text:p text:style-name="P13"><text:soft-page-break/>Pozrime sa teraz na SONET, ktorý má jedno písmeno na správnom mieste.</text:p>
      <text:p text:style-name="P13">Písmená, ktoré sú v sonete správne sú S,O a T.</text:p>
      <text:p text:style-name="P13">Poďme na to vylučovacou metódou:</text:p>
      <text:p text:style-name="P13">O to nemôže byť, lebo v DOGMe je O tiež na druhom mieste a DOGMA má 0 písmen na správnom mieste.</text:p>
      <text:p text:style-name="P13">T to nemôže byť, lebo z ATOLov vieme, že je na druhom mieste a nie na piatom.</text:p>
      <text:p text:style-name="P13">Zostáva nám teda S.</text:p>
      <text:p text:style-name="P13">Naše slovo <text:span text:style-name="T14">teraz </text:span>vyzerá takto:</text:p>
      <text:p text:style-name="P13"><text:tab/></text:p>
      <text:p text:style-name="P14"><text:span text:style-name="T12">S</text:span><text:span text:style-name="T13"> </text:span><text:span text:style-name="T12">T</text:span><text:span text:style-name="T13"> _ _ _</text:span></text:p>
      <text:p text:style-name="P14"><text:span text:style-name="T13"/></text:p>
      <text:p text:style-name="P15"><text:span text:style-name="T3">Teraz poďme zistiť umiestnenie písmen </text:span><text:span text:style-name="T4">R</text:span><text:span text:style-name="T3">, O a </text:span><text:span text:style-name="T4">M</text:span><text:span text:style-name="T3">.</text:span></text:p>
      <text:p text:style-name="P16"><text:span text:style-name="T3">R <text:s/>nemôže byť na štvrtom mieste, lebo tam je v MUDRCovi, ale v MUDRCovi nie sú žiadne písmená na správnom mieste.</text:span></text:p>
      <text:p text:style-name="P16"><text:span text:style-name="T3">R nemôže byť ani na piatom mieste, lebo v KMOTRovi by muselo byť jedno písmeno na správnom mieste.</text:span></text:p>
      <text:p text:style-name="P16"><text:span text:style-name="T3">Naše </text:span><text:span text:style-name="T5">slovo </text:span><text:span text:style-name="T3">je potom takéto:</text:span></text:p>
      <text:p text:style-name="P20">S<text:span text:style-name="T3"> </text:span>T<text:span text:style-name="T3"> </text:span>R<text:span text:style-name="T3"> _ _</text:span></text:p>
      <text:p text:style-name="P19"/>
      <text:p text:style-name="P17"><text:span text:style-name="T3">Zostáva nám zistiť umiestnenie písmen O a M.</text:span></text:p>
      <text:p text:style-name="P17"><text:span text:style-name="T3">Z DOGMy vidíme, že M nemôže byť na štvrtom mieste, lebo by v nej bolo jedno písmeno správne.</text:span></text:p>
      <text:p text:style-name="P18"><text:span text:style-name="T3">Musí byť teda na piatom.</text:span></text:p>
      <text:p text:style-name="P18"><text:span text:style-name="T3">No a O iba dosadíme na zostávajúce štvrté miesto.</text:span></text:p>
      <text:p text:style-name="P18"><text:span text:style-name="T3">Výsledné slovo je teda <text:s/></text:span><text:span text:style-name="T22">STROM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ystem" style:font-pitch="variable"/>
    <style:font-face style:name="Hack" svg:font-family="Hack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ial Unicode MS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Mangal1" style:font-family-complex="Mangal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10T09:52:27.709533158</meta:creation-date>
    <dc:date>2021-10-10T11:32:35.419829090</dc:date>
    <meta:editing-duration>PT47M51S</meta:editing-duration>
    <meta:editing-cycles>9</meta:editing-cycles>
    <meta:generator>LibreOffice/7.2.1.2$Linux_X86_64 LibreOffice_project/20$Build-2</meta:generator>
    <meta:document-statistic meta:table-count="0" meta:image-count="0" meta:object-count="0" meta:page-count="2" meta:paragraph-count="56" meta:word-count="650" meta:character-count="3241" meta:non-whitespace-character-count="2594"/>
  </office:meta>
</office:document-meta>
</file>